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afd" officeooo:paragraph-rsid="0017aafd"/>
    </style:style>
    <style:style style:name="P2" style:family="paragraph" style:parent-style-name="Standard">
      <style:text-properties fo:font-weight="bold" officeooo:rsid="0017aafd" officeooo:paragraph-rsid="0017aafd" style:font-weight-asian="bold" style:font-weight-complex="bold"/>
    </style:style>
    <style:style style:name="P3" style:family="paragraph" style:parent-style-name="Standard">
      <style:text-properties fo:font-weight="bold" officeooo:rsid="0018b08f" officeooo:paragraph-rsid="0018b08f" style:font-weight-asian="bold" style:font-weight-complex="bold"/>
    </style:style>
    <style:style style:name="P4" style:family="paragraph" style:parent-style-name="Standard">
      <style:text-properties fo:font-weight="bold" officeooo:rsid="001ad5a3" officeooo:paragraph-rsid="001ad5a3" style:font-weight-asian="bold" style:font-weight-complex="bold"/>
    </style:style>
    <style:style style:name="P5" style:family="paragraph" style:parent-style-name="Standard">
      <style:text-properties fo:font-weight="bold" officeooo:rsid="001b59e1" officeooo:paragraph-rsid="001b59e1" style:font-weight-asian="bold" style:font-weight-complex="bold"/>
    </style:style>
    <style:style style:name="P6" style:family="paragraph" style:parent-style-name="Standard">
      <style:text-properties officeooo:rsid="0018b08f" officeooo:paragraph-rsid="0018b08f"/>
    </style:style>
    <style:style style:name="P7" style:family="paragraph" style:parent-style-name="Standard">
      <style:text-properties officeooo:rsid="001ad5a3" officeooo:paragraph-rsid="001ad5a3"/>
    </style:style>
    <style:style style:name="P8" style:family="paragraph" style:parent-style-name="Standard">
      <style:text-properties officeooo:rsid="001b59e1" officeooo:paragraph-rsid="001b59e1"/>
    </style:style>
    <style:style style:name="P9" style:family="paragraph" style:parent-style-name="Standard">
      <style:text-properties officeooo:rsid="001dcf1a" officeooo:paragraph-rsid="001dcf1a"/>
    </style:style>
    <style:style style:name="P10" style:family="paragraph" style:parent-style-name="Standard">
      <style:text-properties fo:font-weight="normal" officeooo:rsid="001dcf1a" officeooo:paragraph-rsid="001dcf1a" style:font-weight-asian="normal" style:font-weight-complex="normal"/>
    </style:style>
    <style:style style:name="P11" style:family="paragraph" style:parent-style-name="Standard">
      <style:text-properties fo:font-weight="normal" officeooo:rsid="001ea992" officeooo:paragraph-rsid="001ea992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normal" officeooo:rsid="001ea992" officeooo:paragraph-rsid="001ea99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officeooo:rsid="001dcf1a" officeooo:paragraph-rsid="001dcf1a"/>
    </style:style>
    <style:style style:name="T1" style:family="text">
      <style:text-properties officeooo:rsid="0018b08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0c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2/09/2019</text:p>
      <text:p text:style-name="P2"/>
      <text:p text:style-name="P2">Puntos fuertes:</text:p>
      <text:p text:style-name="P1"/>
      <text:p text:style-name="P1"><text:s/>Titulada en lenguas modernas, cultura y comunicación habiéndome formado en Branding, diferentes técnicas de comunicación verbal y no verbal e intercultural, edición digital y en lengua francesa y chin<text:span text:style-name="T1">o mandarín.</text:span></text:p>
      <text:p text:style-name="P1"/>
      <text:p text:style-name="P1">Titulada en máster de diseño gráfico y web.</text:p>
      <text:p text:style-name="P1"/>
      <text:p text:style-name="P1">Cursando Bootcamp Adalab.</text:p>
      <text:p text:style-name="P1"/>
      <text:p text:style-name="P1">Prácticas de diseño gráfico y búsqueda de perfiles de titulados para entrevistas en AlumniUAM.</text:p>
      <text:p text:style-name="P1"/>
      <text:p text:style-name="P1">Autoaprendizaje a través de diferentes plataformas como <text:span text:style-name="T2">Udemy</text:span>. </text:p>
      <text:p text:style-name="P1"/>
      <text:p text:style-name="P1">Voluntariado en una editorial y un refugio como creadora de contenido para RRSS y maquetadora y representación en eventos.</text:p>
      <text:p text:style-name="P1"/>
      <text:p text:style-name="P3">Competencias más potentes:</text:p>
      <text:p text:style-name="P6"/>
      <text:p text:style-name="P6">Curiosidad y dedicación. Iniciativa y persistencia. <text:span text:style-name="T3">(motivación)</text:span></text:p>
      <text:p text:style-name="P6"/>
      <text:p text:style-name="P4">Logro más destacado:</text:p>
      <text:p text:style-name="P7"/>
      <text:p text:style-name="P7">Desarrollar adaptabilidad y haber competido conmigo misma.</text:p>
      <text:p text:style-name="P7"/>
      <text:p text:style-name="P5">¿Cuál es el motivo de este cambio?</text:p>
      <text:p text:style-name="P8"/>
      <text:p text:style-name="P8">Me gustaría haber estudiado bellas artes o música porque siempre me ha gustado crear y buscar maneras de traducir cosas a otros lenguajes. Cuando conocí este sector me di cuenta de que la programación Frontend te ofrece estas posibilidades y además en un campo donde todo lo que tu estudies de verdad es una inversión para ti y tiene buena salida laboral.</text:p>
      <text:p text:style-name="P1"/>
      <text:p text:style-name="P8">Lo afronto con agradecimiento y dedicación.</text:p>
      <text:p text:style-name="P8"/>
      <text:p text:style-name="P9"><text:span text:style-name="T4">Retros positivas equipo:</text:span></text:p>
      <text:p text:style-name="P9"><text:span text:style-name="T4"/></text:p>
      <text:p text:style-name="P9"><text:span text:style-name="T4">Beneficios que obtendrá la empresa al contratarte:</text:span></text:p>
      <text:p text:style-name="P9"><text:span text:style-name="T4"/></text:p>
      <text:p text:style-name="P10">Escrito: 5-8 líneas.</text:p>
      <text:p text:style-name="P10">Oral: 2 minutos.</text:p>
      <text:p text:style-name="P10"/>
      <text:p text:style-name="P11"><text:span text:style-name="T4">Deberes</text:span>: perfeccionar respuestas.</text:p>
      <text:p text:style-name="P11"/>
      <text:p text:style-name="P11"><text:span text:style-name="T4">Avanza</text:span>: diseñar la propuesta de valor.</text:p>
      <text:p text:style-name="P9"><text:span text:style-name="T4"/></text:p>
      <text:p text:style-name="P13"><text:span text:style-name="T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5:34:01.352702786</meta:creation-date>
    <dc:date>2019-11-12T16:39:22.005846820</dc:date>
    <meta:editing-duration>PT24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05" meta:character-count="1365" meta:non-whitespace-character-count="1179"/>
  </office:meta>
</office:document-meta>
</file>